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A4000006C0D2B01941.jpg" manifest:media-type="image/jpeg"/>
  <manifest:file-entry manifest:full-path="Pictures/10000000000000F800000210BF16A2C5.png" manifest:media-type="image/png"/>
  <manifest:file-entry manifest:full-path="Pictures/10000000000002580000025812473F12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ff00" draw:marker-start="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cc00" draw:marker-start="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9.374cm" svg:height="9.374cm" svg:x="4.526cm" svg:y="8.926cm">
          <draw:image xlink:href="Pictures/10000000000002580000025812473F12.jpg" xlink:type="simple" xlink:show="embed" xlink:actuate="onLoad">
            <text:p/>
          </draw:image>
        </draw:frame>
        <draw:frame draw:style-name="gr1" draw:text-style-name="P1" draw:layer="layout" svg:width="3.533cm" svg:height="7.523cm" draw:transform="rotate (-1.56590940488931) translate (21.423cm 12.7cm)">
          <draw:image xlink:href="Pictures/10000000000000F800000210BF16A2C5.png" xlink:type="simple" xlink:show="embed" xlink:actuate="onLoad">
            <text:p/>
          </draw:image>
        </draw:frame>
        <draw:line draw:style-name="gr2" draw:text-style-name="P1" draw:layer="layout" svg:x1="14.6cm" svg:y1="14.5cm" svg:x2="10.6cm" svg:y2="14.5cm">
          <text:p/>
        </draw:line>
        <draw:line draw:style-name="gr3" draw:text-style-name="P1" draw:layer="layout" svg:x1="14.6cm" svg:y1="14.2cm" svg:x2="10cm" svg:y2="14.3cm">
          <text:p/>
        </draw:line>
        <draw:frame draw:style-name="gr1" draw:text-style-name="P1" draw:layer="layout" svg:width="0.677cm" svg:height="7.143cm" draw:transform="rotate (-1.56590940488931) translate (27.127cm 13.401cm)">
          <draw:image xlink:href="Pictures/10000000000000A4000006C0D2B0194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8:26:31.253000000</meta:creation-date>
    <dc:date>2016-02-10T18:38:57.245000000</dc:date>
    <meta:editing-duration>PT12M25S</meta:editing-duration>
    <meta:editing-cycles>2</meta:editing-cycles>
    <meta:generator>LibreOffice/4.4.3.2$Windows_x86 LibreOffice_project/88805f81e9fe61362df02b9941de8e38a9b5fd16</meta:generator>
    <meta:document-statistic meta:object-count="5"/>
  </office:meta>
</office:document-meta>
</file>